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Liberation Sans'" style:font-style-name="Regular" style:font-family-generic="swiss" style:font-pitch="variable" fo:font-size="8pt" style:font-family-asian="'Liberation Sans'" style:font-style-name-asian="Regular" style:font-family-generic-asian="swiss" style:font-pitch-asian="variable" style:font-size-asian="8pt" style:font-family-complex="'Liberation Sans'" style:font-style-name-complex="Regular" style:font-family-generic-complex="swiss" style:font-pitch-complex="variable" style:font-size-complex="8pt"/>
    </style:style>
    <style:style style:name="T3" style:family="text">
      <style:text-properties fo:font-family="'DejaVu Sans'" style:font-style-name="Condensed" style:font-family-generic="swiss" style:font-pitch="variable" fo:font-size="8pt" style:font-family-asian="'DejaVu Sans'" style:font-style-name-asian="Condensed" style:font-family-generic-asian="swiss" style:font-pitch-asian="variable" style:font-size-asian="8pt" style:font-family-complex="'DejaVu Sans'" style:font-style-name-complex="Condensed" style:font-family-generic-complex="swiss" style:font-pitch-complex="variable" style:font-size-complex="8pt"/>
    </style:style>
    <style:style style:name="T4" style:family="text">
      <style:text-properties fo:font-family="'Liberation Sans'" style:font-family-generic="roman" style:font-pitch="variable" fo:font-size="8pt" style:font-family-asian="'Liberation Sans'" style:font-style-name-asian="Regular" style:font-family-generic-asian="swiss" style:font-pitch-asian="variable" style:font-size-asian="8pt" style:font-family-complex="'Liberation Sans'" style:font-style-name-complex="Regular" style:font-family-generic-complex="swiss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frame draw:style-name="gr1" draw:text-style-name="P1" draw:layer="layout" svg:width="1.141cm" svg:height="0.569cm" svg:x="1.724cm" svg:y="1.5cm">
            <draw:text-box>
              <text:p><text:span text:style-name="T1">n = 4</text:span></text:p>
            </draw:text-box>
          </draw:frame>
          <draw:custom-shape draw:name="x1" draw:style-name="gr2" draw:text-style-name="P3" draw:id="id1" draw:layer="layout" svg:width="1cm" svg:height="1cm" svg:x="3.323cm" svg:y="2cm">
            <text:p text:style-name="P2"><text:span text:style-name="T1">x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3" draw:layer="layout" svg:width="1cm" svg:height="1cm" svg:x="3.323cm" svg:y="4cm">
            <text:p text:style-name="P2"><text:span text:style-name="T1">x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2" draw:layer="layout" svg:width="1cm" svg:height="1cm" svg:x="6.323cm" svg:y="3cm">
            <text:p text:style-name="P2"><text:span text:style-name="T1">v1</text:span><text:span text:style-name="T2">¹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4" draw:layer="layout" svg:width="1cm" svg:height="1cm" svg:x="3.323cm" svg:y="5.5cm">
            <text:p text:style-name="P2"><text:span text:style-name="T1">x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6" draw:layer="layout" svg:width="1cm" svg:height="1cm" svg:x="9.323cm" svg:y="4.5cm">
            <text:p text:style-name="P2"><text:span text:style-name="T1">v1</text:span><text:span text:style-name="T2">²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7" draw:layer="layout" svg:width="1cm" svg:height="1cm" svg:x="3.323cm" svg:y="7.5cm">
            <text:p text:style-name="P2"><text:span text:style-name="T1">x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5" draw:layer="layout" svg:width="1cm" svg:height="1cm" svg:x="6.323cm" svg:y="6.5cm">
            <text:p text:style-name="P2"><text:span text:style-name="T1">v2</text:span><text:span text:style-name="T2">¹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id="id9" draw:layer="layout" svg:width="4.083cm" svg:height="0.569cm" svg:x="8.823cm" svg:y="1.431cm">
            <draw:text-box>
              <text:p><text:span text:style-name="T1">Coefficienti di amplificazione</text:span></text:p>
            </draw:text-box>
          </draw:frame>
          <draw:connector draw:style-name="gr4" draw:text-style-name="P2" draw:layer="layout" draw:type="line" svg:x1="4.323cm" svg:y1="2.499cm" svg:x2="6.468cm" svg:y2="3.145cm" draw:start-shape="id1" draw:start-glue-point="10" draw:end-shape="id2" draw:end-glue-point="5" svg:d="m4323 2499 2145 646">
            <text:p/>
          </draw:connector>
          <draw:connector draw:style-name="gr4" draw:text-style-name="P2" draw:layer="layout" draw:type="line" svg:x1="4.323cm" svg:y1="4.499cm" svg:x2="6.468cm" svg:y2="3.853cm" draw:start-shape="id3" draw:start-glue-point="10" draw:end-shape="id2" draw:end-glue-point="7" svg:d="m4323 4499 2145-646">
            <text:p/>
          </draw:connector>
          <draw:connector draw:style-name="gr4" draw:text-style-name="P2" draw:layer="layout" draw:type="line" svg:x1="4.323cm" svg:y1="5.999cm" svg:x2="6.468cm" svg:y2="6.645cm" draw:start-shape="id4" draw:start-glue-point="10" draw:end-shape="id5" draw:end-glue-point="5" svg:d="m4323 5999 2145 646">
            <text:p/>
          </draw:connector>
          <draw:connector draw:style-name="gr5" draw:text-style-name="P3" draw:layer="layout" draw:type="line" svg:x1="7.323cm" svg:y1="3.5cm" svg:x2="9.468cm" svg:y2="4.645cm" draw:start-shape="id2" draw:start-glue-point="1" draw:end-shape="id6" draw:end-glue-point="5" svg:d="m7323 3500 2145 1145">
            <text:p text:style-name="P2"><text:span text:style-name="T1"/></text:p>
            <text:p text:style-name="P2"><text:span text:style-name="T1"/></text:p>
          </draw:connector>
          <draw:connector draw:style-name="gr4" draw:text-style-name="P2" draw:layer="layout" draw:type="line" svg:x1="4.323cm" svg:y1="7.999cm" svg:x2="6.468cm" svg:y2="7.353cm" draw:start-shape="id7" draw:start-glue-point="10" draw:end-shape="id5" draw:end-glue-point="7" svg:d="m4323 7999 2145-646">
            <text:p/>
          </draw:connector>
          <draw:frame draw:style-name="gr1" draw:text-style-name="P1" draw:layer="layout" svg:width="0.93cm" svg:height="0.581cm" svg:x="6.823cm" svg:y="2.5cm">
            <draw:text-box>
              <text:p><text:span text:style-name="T3">η</text:span><text:span text:style-name="T4">1</text:span><text:span text:style-name="T2">¹</text:span></text:p>
            </draw:text-box>
          </draw:frame>
          <draw:frame draw:style-name="gr1" draw:text-style-name="P1" draw:id="id11" draw:layer="layout" svg:width="0.93cm" svg:height="0.581cm" svg:x="10.037cm" svg:y="4cm">
            <draw:text-box>
              <text:p><text:span text:style-name="T3">η</text:span><text:span text:style-name="T4">1</text:span><text:span text:style-name="T2">²</text:span></text:p>
            </draw:text-box>
          </draw:frame>
          <draw:frame draw:style-name="gr6" draw:text-style-name="P1" draw:id="id8" draw:layer="layout" svg:width="1.37cm" svg:height="0.569cm" svg:x="8.139cm" svg:y="3.431cm">
            <draw:text-box>
              <text:p><text:span text:style-name="T1">v1</text:span><text:span text:style-name="T2">¹</text:span><text:span text:style-name="T1">/v1</text:span><text:span text:style-name="T2">²</text:span></text:p>
            </draw:text-box>
          </draw:frame>
          <draw:frame draw:style-name="gr6" draw:text-style-name="P1" draw:id="id10" draw:layer="layout" svg:width="1.37cm" svg:height="0.569cm" svg:x="7.139cm" svg:y="5.5cm">
            <draw:text-box>
              <text:p><text:span text:style-name="T1">v2</text:span><text:span text:style-name="T2">¹</text:span><text:span text:style-name="T1">/v1</text:span><text:span text:style-name="T2">²</text:span></text:p>
            </draw:text-box>
          </draw:frame>
          <draw:connector draw:style-name="gr7" draw:text-style-name="P2" draw:layer="layout" draw:type="line" svg:x1="9.509cm" svg:y1="3.715cm" svg:x2="10.864cm" svg:y2="2cm" draw:start-shape="id8" draw:end-shape="id9" draw:end-glue-point="2" svg:d="m9509 3715 1355-1715">
            <text:p/>
          </draw:connector>
          <draw:connector draw:style-name="gr7" draw:text-style-name="P2" draw:layer="layout" draw:type="line" svg:x1="7.824cm" svg:y1="5.5cm" svg:x2="8.823cm" svg:y2="1.715cm" draw:start-shape="id10" draw:start-glue-point="0" draw:end-shape="id9" svg:d="m7824 5500 999-3785">
            <text:p/>
          </draw:connector>
          <draw:frame draw:style-name="gr1" draw:text-style-name="P1" draw:id="id12" draw:layer="layout" svg:width="3.677cm" svg:height="1.205cm" svg:x="11.823cm" svg:y="3.5cm">
            <draw:text-box>
              <text:p><text:span text:style-name="T1">errore di arrotondamento</text:span></text:p>
              <text:p><text:span text:style-name="T1">sul risultato locale di ogni</text:span></text:p>
              <text:p><text:span text:style-name="T1">singola operazione</text:span></text:p>
            </draw:text-box>
          </draw:frame>
          <draw:connector draw:style-name="gr4" draw:text-style-name="P2" draw:layer="layout" draw:type="line" svg:x1="7.176cm" svg:y1="6.645cm" svg:x2="9.468cm" svg:y2="5.353cm" draw:start-shape="id5" draw:start-glue-point="11" draw:end-shape="id6" draw:end-glue-point="7" svg:d="m7176 6645 2292-1292">
            <text:p/>
          </draw:connector>
          <draw:frame draw:style-name="gr1" draw:text-style-name="P1" draw:layer="layout" svg:width="0.93cm" svg:height="0.581cm" svg:x="6.893cm" svg:y="7.419cm">
            <draw:text-box>
              <text:p><text:span text:style-name="T3">η</text:span><text:span text:style-name="T4">2</text:span><text:span text:style-name="T2">¹</text:span></text:p>
            </draw:text-box>
          </draw:frame>
          <draw:connector draw:style-name="gr7" draw:text-style-name="P2" draw:layer="layout" draw:type="line" svg:x1="10.967cm" svg:y1="4.29cm" svg:x2="11.823cm" svg:y2="4.102cm" draw:start-shape="id11" draw:start-glue-point="1" draw:end-shape="id12" svg:d="m10967 4290 856-18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bio </meta:initial-creator>
    <meta:creation-date>2010-06-21T14:27:22</meta:creation-date>
    <dc:date>2010-06-21T18:51:54</dc:date>
    <dc:creator>Fabio </dc:creator>
    <meta:editing-duration>PT01H03M14S</meta:editing-duration>
    <meta:editing-cycles>3</meta:editing-cycles>
    <meta:generator>OpenOffice.org/3.1$Unix OpenOffice.org_project/310m19$Build-9420</meta:generator>
    <meta:document-statistic meta:object-count="25"/>
  </office:meta>
</office:document-meta>
</file>